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Verdana"/>
    </style:style>
    <style:style style:name="P2" style:family="paragraph" style:parent-style-name="Heading_20_3">
      <style:text-properties style:font-name="Verdana" fo:font-size="14pt" style:font-size-asian="14pt" style:font-size-complex="14pt"/>
    </style:style>
    <style:style style:name="P3" style:family="paragraph" style:parent-style-name="Heading_20_3">
      <style:text-properties style:font-name="Verdana" fo:font-size="16pt" style:font-size-asian="16pt" style:font-size-complex="16pt"/>
    </style:style>
    <style:style style:name="P4" style:family="paragraph" style:parent-style-name="Standard">
      <style:paragraph-properties fo:text-align="center" style:justify-single-word="false"/>
      <style:text-properties style:font-name="Verdana" officeooo:rsid="0002064a" officeooo:paragraph-rsid="0002064a"/>
    </style:style>
    <style:style style:name="P5" style:family="paragraph" style:parent-style-name="Standard">
      <style:paragraph-properties fo:text-align="start" style:justify-single-word="false"/>
      <style:text-properties style:font-name="Verdana" officeooo:rsid="0002064a" officeooo:paragraph-rsid="0002064a"/>
    </style:style>
    <style:style style:name="P6" style:family="paragraph" style:parent-style-name="Standard">
      <style:paragraph-properties fo:text-align="center" style:justify-single-word="false"/>
      <style:text-properties fo:color="#c9211e" style:font-name="Verdana" fo:font-size="18pt" officeooo:rsid="0002064a" officeooo:paragraph-rsid="0002064a" style:font-size-asian="18pt" style:font-size-complex="18pt"/>
    </style:style>
    <style:style style:name="P7" style:family="paragraph" style:parent-style-name="Standard">
      <style:paragraph-properties fo:text-align="center" style:justify-single-word="false"/>
      <style:text-properties fo:color="#c9211e" style:font-name="Verdana" fo:font-size="18pt" fo:font-weight="bold" officeooo:rsid="0008864e" officeooo:paragraph-rsid="0008864e" style:font-size-asian="18pt" style:font-weight-asian="bold" style:font-size-complex="18pt" style:font-weight-complex="bold"/>
    </style:style>
    <style:style style:name="P8" style:family="paragraph" style:parent-style-name="Heading_20_2">
      <style:text-properties style:font-name="Verdana" fo:font-size="14pt" style:font-size-asian="14pt" style:font-size-complex="14pt"/>
    </style:style>
    <style:style style:name="P9" style:family="paragraph" style:parent-style-name="Heading_20_1">
      <style:paragraph-properties fo:text-align="start" style:justify-single-word="false"/>
      <style:text-properties style:font-name="Trebuchet MS" fo:font-size="15pt" fo:font-weight="normal" officeooo:rsid="0002064a" officeooo:paragraph-rsid="0002064a"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style:font-name="Verdana" fo:font-size="14pt" officeooo:rsid="0002064a" officeooo:paragraph-rsid="0002064a" style:font-size-asian="14pt" style:font-size-complex="14pt"/>
    </style:style>
    <style:style style:name="P11" style:family="paragraph" style:parent-style-name="Standard">
      <style:paragraph-properties fo:text-align="center" style:justify-single-word="false"/>
      <style:text-properties style:font-name="Verdana" officeooo:rsid="0002064a" officeooo:paragraph-rsid="0002064a"/>
    </style:style>
    <style:style style:name="P12" style:family="paragraph" style:parent-style-name="Standard">
      <style:paragraph-properties fo:text-align="center" style:justify-single-word="false"/>
      <style:text-properties fo:color="#c9211e" style:font-name="Verdana" fo:font-size="18pt" fo:font-weight="bold" officeooo:rsid="0008864e" officeooo:paragraph-rsid="0008864e" style:font-size-asian="18pt" style:font-weight-asian="bold" style:font-size-complex="18pt" style:font-weight-complex="bold"/>
    </style:style>
    <style:style style:name="P13" style:family="paragraph" style:parent-style-name="Heading_20_3">
      <style:text-properties style:font-name="Trebuchet MS" fo:font-size="15pt" fo:font-weight="normal" style:font-size-asian="15pt" style:font-weight-asian="normal" style:font-size-complex="15pt" style:font-weight-complex="normal"/>
    </style:style>
    <style:style style:name="P14" style:family="paragraph" style:parent-style-name="Heading_20_3">
      <style:paragraph-properties fo:text-align="start" style:justify-single-word="false"/>
      <style:text-properties style:font-name="Trebuchet MS" fo:font-size="15pt" fo:font-weight="normal" officeooo:rsid="0002064a" officeooo:paragraph-rsid="0002064a" style:font-size-asian="15pt" style:font-weight-asian="normal" style:font-size-complex="15pt" style:font-weight-complex="normal"/>
    </style:style>
    <style:style style:name="P15" style:family="paragraph" style:parent-style-name="Horizontal_20_Line">
      <style:text-properties style:font-name="Trebuchet MS" fo:font-size="15pt" fo:font-weight="normal" style:font-size-asian="15pt" style:font-weight-asian="normal" style:font-size-complex="15pt" style:font-weight-complex="normal"/>
    </style:style>
    <style:style style:name="P16" style:family="paragraph" style:parent-style-name="Horizontal_20_Line">
      <style:text-properties fo:color="#2a6099" style:font-name="Trebuchet MS" fo:font-size="14pt" style:font-size-asian="14pt" style:font-size-complex="14pt"/>
    </style:style>
    <style:style style:name="P17" style:family="paragraph" style:parent-style-name="Horizontal_20_Line">
      <style:text-properties fo:font-size="18pt" style:font-size-asian="18pt" style:font-size-complex="18pt"/>
    </style:style>
    <style:style style:name="P18" style:family="paragraph" style:parent-style-name="Text_20_body">
      <style:text-properties style:font-name="Trebuchet MS" fo:font-size="15pt" fo:font-weight="normal" style:font-size-asian="15pt" style:font-weight-asian="normal" style:font-size-complex="15pt" style:font-weight-complex="normal"/>
    </style:style>
    <style:style style:name="P19" style:family="paragraph" style:parent-style-name="Text_20_body" style:list-style-name="L1">
      <style:text-properties style:font-name="Trebuchet MS" fo:font-size="15pt" fo:font-weight="normal" style:font-size-asian="15pt" style:font-weight-asian="normal" style:font-size-complex="15pt" style:font-weight-complex="normal"/>
    </style:style>
    <style:style style:name="P20" style:family="paragraph" style:parent-style-name="Text_20_body" style:list-style-name="L2">
      <style:text-properties style:font-name="Trebuchet MS" fo:font-size="15pt" fo:font-weight="normal" style:font-size-asian="15pt" style:font-weight-asian="normal" style:font-size-complex="15pt" style:font-weight-complex="normal"/>
    </style:style>
    <style:style style:name="P21" style:family="paragraph" style:parent-style-name="Text_20_body">
      <style:text-properties style:font-name="Trebuchet MS" fo:font-size="14pt" fo:font-weight="bold" style:font-size-asian="14pt" style:font-weight-asian="bold" style:font-size-complex="14pt" style:font-weight-complex="bold"/>
    </style:style>
    <style:style style:name="P22" style:family="paragraph" style:parent-style-name="Text_20_body">
      <style:paragraph-properties fo:text-align="start" style:justify-single-word="false"/>
      <style:text-properties style:font-name="Trebuchet MS" fo:font-size="18pt" fo:font-weight="normal" officeooo:rsid="0002064a" officeooo:paragraph-rsid="0002064a" style:font-size-asian="18pt" style:font-weight-asian="normal" style:font-size-complex="18pt" style:font-weight-complex="normal"/>
    </style:style>
    <style:style style:name="P23" style:family="paragraph" style:parent-style-name="Text_20_body">
      <style:text-properties fo:color="#2a6099" style:font-name="Trebuchet MS" fo:font-size="14pt" fo:font-weight="bold" style:font-size-asian="14pt" style:font-weight-asian="bold" style:font-size-complex="14pt" style:font-weight-complex="bold"/>
    </style:style>
    <style:style style:name="P24" style:family="paragraph" style:parent-style-name="Text_20_body">
      <style:paragraph-properties fo:text-align="start" style:justify-single-word="false"/>
      <style:text-properties fo:color="#2a6099" style:font-name="Verdana" officeooo:rsid="0002064a" officeooo:paragraph-rsid="0002064a"/>
    </style:style>
    <style:style style:name="P25" style:family="paragraph" style:parent-style-name="Text_20_body">
      <style:paragraph-properties fo:margin-top="0cm" fo:margin-bottom="0cm" loext:contextual-spacing="false"/>
      <style:text-properties style:font-name="Trebuchet MS" fo:font-size="15pt" fo:font-weight="normal" style:font-size-asian="15pt" style:font-weight-asian="normal" style:font-size-complex="15pt" style:font-weight-complex="normal"/>
    </style:style>
    <style:style style:name="P26" style:family="paragraph" style:parent-style-name="Text_20_body" style:list-style-name="L1">
      <style:paragraph-properties fo:margin-top="0cm" fo:margin-bottom="0cm" loext:contextual-spacing="false"/>
      <style:text-properties style:font-name="Trebuchet MS" fo:font-size="15pt" fo:font-weight="normal" style:font-size-asian="15pt" style:font-weight-asian="normal" style:font-size-complex="15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3759d" style:font-weight-asian="bold" style:font-weight-complex="bold"/>
    </style:style>
    <style:style style:name="T4" style:family="text">
      <style:text-properties fo:font-weight="bold" officeooo:rsid="000422ea" style:font-weight-asian="bold" style:font-weight-complex="bold"/>
    </style:style>
    <style:style style:name="T5" style:family="text">
      <style:text-properties fo:font-weight="bold" officeooo:rsid="00051fbb" style:font-weight-asian="bold" style:font-weight-complex="bold"/>
    </style:style>
    <style:style style:name="T6" style:family="text">
      <style:text-properties officeooo:rsid="00051fbb"/>
    </style:style>
    <style:style style:name="T7" style:family="text">
      <style:text-properties fo:font-size="14pt" style:font-size-asian="14pt" style:font-size-complex="14pt"/>
    </style:style>
    <style:style style:name="T8" style:family="text">
      <style:text-properties style:font-name="Verdana"/>
    </style:style>
    <style:style style:name="T9" style:family="text">
      <style:text-properties style:font-name="Verdana" fo:font-size="14pt" style:font-size-asian="14pt" style:font-size-complex="14pt"/>
    </style:style>
    <style:style style:name="T10" style:family="text">
      <style:text-properties style:font-name="Verdana" fo:font-size="16pt" style:font-size-asian="16pt" style:font-size-complex="16pt"/>
    </style:style>
    <style:style style:name="T11" style:family="text">
      <style:text-properties fo:font-style="italic"/>
    </style:style>
    <style:style style:name="T12" style:family="text">
      <style:text-properties style:font-name="Trebuchet MS" fo:font-size="14pt" style:font-size-asian="14pt" style:font-size-complex="14pt"/>
    </style:style>
    <style:style style:name="T13" style:family="text">
      <style:text-properties style:font-name="Trebuchet MS" fo:font-size="14pt" fo:font-weight="bold" style:font-size-asian="14pt" style:font-weight-asian="bold" style:font-size-complex="14pt" style:font-weight-complex="bold"/>
    </style:style>
    <style:style style:name="T14" style:family="text">
      <style:text-properties officeooo:rsid="000f0c2f"/>
    </style:style>
    <style:style style:name="T15" style:family="text">
      <style:text-properties fo:font-size="18pt" style:font-size-asian="18pt" style:font-size-complex="18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E ORAL <text:span text:style-name="T14">veille</text:span></text:p>
      <text:p text:style-name="P4"/>
      <text:p text:style-name="P4"/>
      <text:p text:style-name="P4"/>
      <text:p text:style-name="P4"><text:span text:style-name="Strong_20_Emphasis"><text:span text:style-name="T13"/></text:span></text:p>
      <text:p text:style-name="P21">Maintenant je vais aborder ma veille technologique puis cyber.<text:line-break/>Je vais commencer par ma veille technologique en vous parlant de l’ordinateur quantique.</text:p>
      <text:p text:style-name="P21">C’est une nouvelle technologie très différente des ordinateurs que nous utilisons tous les jours. Un ordinateur classique fonctionne avec des bits qui valent soit 0 soit 1. L’ordinateur quantique, lui, utilise des qubits, qui peuvent être 0 et 1 en même temps.</text:p>
      <text:p text:style-name="P21">Grâce à cela, l’ordinateur quantique peut effectuer plusieurs calculs en parallèle, ce qui le rend beaucoup plus puissant pour certains problèmes très complexes. Il utilise des principes de la physique quantique comme la superposition et l’intrication, qui permettent de lier les qubits entre eux et d’augmenter fortement la puissance de calcul.</text:p>
      <text:p text:style-name="P21">Par exemple, cette technologie peut être utilisée pour simuler des molécules en chimie, ce qui permettrait d’accélérer la découverte de nouveaux médicaments. Elle peut aussi servir à optimiser des systèmes complexes, comme les réseaux de transport ou la logistique, ou encore à améliorer certains calculs en finance.</text:p>
      <text:p text:style-name="P21">Cependant, cette technologie a encore beaucoup de limites. Les ordinateurs quantiques sont très difficiles à construire, car les qubits sont instables et sensibles à leur environnement. Ils doivent être refroidis à des températures extrêmes, proches du zéro absolu.</text:p>
      <text:p text:style-name="P21">Aujourd’hui, ils ne remplacent pas les ordinateurs classiques, mais ils représentent une avancée majeure pour le futur, notamment dans la recherche et la science.</text:p>
      <text:p text:style-name="P21">D’ailleurs, récemment, des entreprises comme IBM ont annoncé des avancées importantes dans le développement d’ordinateurs quantiques plus puissants et plus stables, notamment en travaillant sur la correction des erreurs, qui est un des plus grands défis actuels.</text:p>
      <text:p text:style-name="P16"/>
      <text:p text:style-name="P23">Pour ce qui est de la veille cyber, je vais parler du lien entre l’ordinateur quantique et la cybersécurité.</text:p>
      <text:p text:style-name="P23"><text:soft-page-break/>Pour le moment, les ordinateurs quantiques ne sont pas encore assez puissants pour casser nos systèmes de sécurité, mais ils représentent une menace à long terme.</text:p>
      <text:p text:style-name="P23">Le problème principal concerne le chiffrement des données. Beaucoup de systèmes utilisés aujourd’hui, comme ceux qui protègent les sites internet ou les transactions bancaires, pourraient être cassés par un ordinateur quantique dans le futur. Cela pose un vrai risque pour la protection des données.</text:p>
      <text:p text:style-name="P23">Par exemple, un ordinateur quantique pourrait casser beaucoup plus rapidement des clés de chiffrement actuelles, ce qui mettrait en danger des informations sensibles comme les données bancaires, médicales ou gouvernementales.</text:p>
      <text:p text:style-name="P23">Un danger important est que des données chiffrées aujourd’hui puissent être stockées et déchiffrées plus tard, lorsque la technologie quantique sera plus avancée. C’est ce qu’on appelle le principe du “store now, decrypt later”.</text:p>
      <text:p text:style-name="P23">Pour éviter cela, de nouvelles solutions appelées cryptographies post-quantiques sont en cours de développement. Ces nouvelles méthodes de chiffrement sont conçues pour résister aux attaques des ordinateurs quantiques.</text:p>
      <text:p text:style-name="P23">D’ailleurs, des organismes comme le National Institute of Standards and Technology travaillent déjà sur la validation de nouveaux standards de sécurité post-quantique, qui commencent à être testés et intégrés dans certains systèmes.</text:p>
      <text:p text:style-name="P23">En conclusion, en cybersécurité, le plus important n’est pas d’attendre, mais d’anticiper dès maintenant.</text:p>
      <text:p text:style-name="P24"/>
      <text:p text:style-name="P5"/>
      <text:p text:style-name="P7"/>
      <text:p text:style-name="P7"/>
      <text:p text:style-name="P7"/>
      <text:p text:style-name="P7"/>
      <text:p text:style-name="P7"/>
      <text:p text:style-name="P7"/>
      <text:p text:style-name="P7"/>
      <text:p text:style-name="P7"><text:soft-page-break/>QUESTION PROBABLE VEILLE</text:p>
      <text:p text:style-name="P7"/>
      <text:h text:style-name="P9" text:outline-level="1"><text:span text:style-name="T15">🔹 </text:span><text:span text:style-name="Strong_20_Emphasis"><text:span text:style-name="T15">Veille technologique – Questions (niveau intermédiaire)</text:span></text:span></text:h>
      <text:h text:style-name="Heading_20_3" text:outline-level="3"><text:span text:style-name="Strong_20_Emphasis"><text:span text:style-name="T15">1. En quoi l’ordinateur quantique est-il différent dans sa façon de calculer ?</text:span></text:span></text:h>
      <text:p text:style-name="Text_20_body"><text:span text:style-name="Strong_20_Emphasis"><text:span text:style-name="T15">Réponse :</text:span></text:span><text:span text:style-name="T15"><text:line-break/>Il utilise des qubits au lieu de bits. Grâce à la superposition et à l’intrication, il peut explorer plusieurs solutions en parallèle, ce qui le rend plus efficace pour certains problèmes complexes.</text:span></text:p>
      <text:p text:style-name="P17"/>
      <text:h text:style-name="Heading_20_3" text:outline-level="3"><text:span text:style-name="Strong_20_Emphasis"><text:span text:style-name="T15">2. Pourquoi l’ordinateur quantique est-il particulièrement adapté à certains types de problèmes ?</text:span></text:span></text:h>
      <text:p text:style-name="Text_20_body"><text:span text:style-name="Strong_20_Emphasis"><text:span text:style-name="T15">Réponse :</text:span></text:span><text:span text:style-name="T15"><text:line-break/>Parce qu’il est capable de tester un grand nombre de possibilités en même temps. Cela le rend très performant pour des problèmes comme l’optimisation ou la simulation de systèmes complexes, notamment en chimie.</text:span></text:p>
      <text:p text:style-name="P17"/>
      <text:h text:style-name="Heading_20_3" text:outline-level="3"><text:span text:style-name="Strong_20_Emphasis"><text:span text:style-name="T15">3. Quelles sont les principales difficultés techniques aujourd’hui ?</text:span></text:span></text:h>
      <text:p text:style-name="Text_20_body"><text:span text:style-name="Strong_20_Emphasis"><text:span text:style-name="T15">Réponse :</text:span></text:span><text:span text:style-name="T15"><text:line-break/>Les qubits sont très instables et sensibles à leur environnement. Il faut donc des conditions extrêmes, comme des températures très basses, et il est encore difficile de corriger les erreurs.</text:span></text:p>
      <text:p text:style-name="P17"/>
      <text:h text:style-name="Heading_20_3" text:outline-level="3"><text:soft-page-break/><text:span text:style-name="Strong_20_Emphasis"><text:span text:style-name="T15">4. Peut-on aujourd’hui utiliser concrètement un ordinateur quantique ?</text:span></text:span></text:h>
      <text:p text:style-name="Text_20_body"><text:span text:style-name="Strong_20_Emphasis"><text:span text:style-name="T15">Réponse :</text:span></text:span><text:span text:style-name="T15"><text:line-break/>Oui, mais uniquement dans des domaines spécifiques comme la recherche. Des entreprises comme IBM proposent déjà des accès à leurs ordinateurs quantiques, mais ce n’est pas encore une technologie grand public.</text:span></text:p>
      <text:p text:style-name="P17"/>
      <text:h text:style-name="Heading_20_3" text:outline-level="3"><text:span text:style-name="Strong_20_Emphasis"><text:span text:style-name="T15">5. Quels secteurs pourraient être transformés par cette technologie ?</text:span></text:span></text:h>
      <text:p text:style-name="Text_20_body"><text:span text:style-name="Strong_20_Emphasis"><text:span text:style-name="T15">Réponse :</text:span></text:span><text:span text:style-name="T15"><text:line-break/>La santé avec la découverte de médicaments, la finance avec l’optimisation des risques, la logistique et même l’intelligence artificielle pourraient être fortement impactés.</text:span></text:p>
      <text:p text:style-name="P17"/>
      <text:h text:style-name="Heading_20_1" text:outline-level="1"><text:span text:style-name="T15">🔐 </text:span><text:span text:style-name="Strong_20_Emphasis"><text:span text:style-name="T15">Veille cyber – Questions (niveau intermédiaire)</text:span></text:span></text:h>
      <text:h text:style-name="Heading_20_3" text:outline-level="3"><text:span text:style-name="Strong_20_Emphasis"><text:span text:style-name="T15">1. Pourquoi parle-t-on d’une menace à long terme pour la cybersécurité ?</text:span></text:span></text:h>
      <text:p text:style-name="Text_20_body"><text:span text:style-name="Strong_20_Emphasis"><text:span text:style-name="T15">Réponse :</text:span></text:span><text:span text:style-name="T15"><text:line-break/>Parce que les ordinateurs quantiques actuels ne sont pas encore assez puissants, mais ils pourraient le devenir dans le futur et casser les systèmes de chiffrement actuels.</text:span></text:p>
      <text:p text:style-name="P17"/>
      <text:h text:style-name="Heading_20_3" text:outline-level="3"><text:soft-page-break/><text:span text:style-name="Strong_20_Emphasis"><text:span text:style-name="T15">2. Quels systèmes de sécurité sont concernés par cette menace ?</text:span></text:span></text:h>
      <text:p text:style-name="Text_20_body"><text:span text:style-name="Strong_20_Emphasis"><text:span text:style-name="T15">Réponse :</text:span></text:span><text:span text:style-name="T15"><text:line-break/>Principalement les systèmes de chiffrement asymétriques comme RSA ou les courbes elliptiques, utilisés pour sécuriser les sites web et les transactions.</text:span></text:p>
      <text:p text:style-name="P17"/>
      <text:h text:style-name="Heading_20_3" text:outline-level="3"><text:span text:style-name="Strong_20_Emphasis"><text:span text:style-name="T15">3. Pouvez-vous expliquer simplement le risque “stocker maintenant, déchiffrer plus tard” ?</text:span></text:span></text:h>
      <text:p text:style-name="Text_20_body"><text:span text:style-name="Strong_20_Emphasis"><text:span text:style-name="T15">Réponse :</text:span></text:span><text:span text:style-name="T15"><text:line-break/>C’est le fait de récupérer aujourd’hui des données chiffrées pour les conserver et les déchiffrer plus tard, lorsque les ordinateurs quantiques seront suffisamment puissants.</text:span></text:p>
      <text:p text:style-name="P17"/>
      <text:h text:style-name="Heading_20_3" text:outline-level="3"><text:span text:style-name="Strong_20_Emphasis"><text:span text:style-name="T15">4. Quelles solutions sont en cours de développement ?</text:span></text:span></text:h>
      <text:p text:style-name="Text_20_body"><text:span text:style-name="Strong_20_Emphasis"><text:span text:style-name="T15">Réponse :</text:span></text:span><text:span text:style-name="T15"><text:line-break/>La principale solution est la cryptographie post-quantique, qui repose sur de nouveaux algorithmes conçus pour résister aux attaques des ordinateurs quantiques.</text:span></text:p>
      <text:p text:style-name="P17"/>
      <text:h text:style-name="Heading_20_3" text:outline-level="3"><text:span text:style-name="Strong_20_Emphasis"><text:span text:style-name="T15">5. Qui travaille sur ces nouvelles normes de sécurité ?</text:span></text:span></text:h>
      <text:p text:style-name="Text_20_body"><text:span text:style-name="Strong_20_Emphasis"><text:span text:style-name="T15">Réponse :</text:span></text:span><text:span text:style-name="T15"><text:line-break/>Des organismes comme le National Institute of Standards and Technology développent et valident ces nouveaux standards pour préparer la transition.</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2-05T08:29:56.823000000</meta:creation-date>
    <dc:date>2026-03-28T14:19:56.944000000</dc:date>
    <meta:editing-duration>PT27M57S</meta:editing-duration>
    <meta:editing-cycles>11</meta:editing-cycles>
    <meta:generator>Trio_Office/6.2.8.2$Windows_x86 LibreOffice_project/</meta:generator>
    <meta:document-statistic meta:table-count="0" meta:image-count="0" meta:object-count="0" meta:page-count="5" meta:paragraph-count="39" meta:word-count="896" meta:character-count="6084" meta:non-whitespace-character-count="5225"/>
  </office:meta>
</office:document-meta>
</file>